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Courier New" svg:font-family="'Courier New'" style:font-family-generic="modern" style:font-pitch="fixed"/>
    <style:font-face style:name="Arial1" svg:font-family="Arial" style:font-pitch="variable"/>
    <style:font-face style:name="Cascadia Mono1" svg:font-family="'Cascadia Mono'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542cm" fo:min-width="6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15.24cm" fo:min-width="15.24cm"/>
      <style:paragraph-properties style:writing-mode="lr-tb"/>
    </style:style>
    <style:style style:name="gr4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2.54cm" fo:min-width="7.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cm" fo:min-width="5.0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1.27cm" fo:min-width="7.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2cm" fo:min-width="4.704cm"/>
      <style:paragraph-properties style:writing-mode="lr-tb"/>
    </style:style>
    <style:style style:name="gr9" style:family="graphic" style:parent-style-name="standard">
      <style:graphic-properties draw:stroke="solid" svg:stroke-color="#ff8000" draw:fill="solid" draw:fill-color="#ffdbb6"/>
      <style:paragraph-properties style:writing-mode="lr-tb"/>
    </style:style>
    <style:style style:name="gr10" style:family="graphic" style:parent-style-name="standard">
      <style:graphic-properties draw:stroke="dash" draw:stroke-dash="Dot" svg:stroke-color="#808080" svg:stroke-linecap="butt" draw:fill="solid" draw:fill-color="#dddddd"/>
      <style:paragraph-properties style:writing-mode="lr-tb"/>
    </style:style>
    <style:style style:name="gr11" style:family="graphic" style:parent-style-name="standard">
      <style:graphic-properties draw:fill-color="#faa61a" draw:textarea-horizontal-align="justify" draw:textarea-vertical-align="middle" draw:auto-grow-height="false" fo:min-height="1.021cm" fo:min-width="5.081cm"/>
      <style:paragraph-properties style:writing-mode="lr-tb"/>
    </style:style>
    <style:style style:name="gr12" style:family="graphic" style:parent-style-name="standard">
      <style:graphic-properties draw:stroke="solid" svg:stroke-color="#55308d" draw:fill="solid" draw:fill-color="#dedce6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41cm" fo:min-width="3.341cm"/>
      <style:paragraph-properties style:writing-mode="lr-tb"/>
    </style:style>
    <style:style style:name="gr14" style:family="graphic" style:parent-style-name="standard">
      <style:graphic-properties draw:fill-color="#faa61a" draw:textarea-horizontal-align="justify" draw:textarea-vertical-align="middle" draw:auto-grow-height="false" fo:min-height="1.021cm" fo:min-width="5.081cm" fo:padding-left="0cm" fo:padding-right="0cm" fo:wrap-option="no-wrap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7cm" fo:min-width="5.08cm" fo:padding-left="0cm" fo:padding-right="0cm" fo:wrap-option="no-wrap"/>
      <style:paragraph-properties style:writing-mode="lr-tb"/>
    </style:style>
    <style:style style:name="gr16" style:family="graphic" style:parent-style-name="standard">
      <style:graphic-properties svg:stroke-color="#784b04" draw:fill-color="#ffe994" draw:textarea-horizontal-align="justify" draw:textarea-vertical-align="middle" draw:auto-grow-height="false" fo:min-height="1.695cm" fo:min-width="4.375cm" fo:padding-left="0cm" fo:padding-right="0cm" fo:wrap-option="no-wrap"/>
      <style:paragraph-properties style:writing-mode="lr-tb"/>
    </style:style>
    <style:style style:name="gr17" style:family="graphic" style:parent-style-name="standard">
      <style:graphic-properties draw:stroke="dash" draw:stroke-dash="Long_20_Dash" svg:stroke-color="#800080" svg:stroke-linecap="butt" draw:fill-color="#e0c2cd" draw:textarea-horizontal-align="justify" draw:textarea-vertical-align="middle" draw:auto-grow-height="false" fo:min-height="2.54cm" fo:min-width="7.6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7cm" fo:min-width="3.81cm"/>
      <style:paragraph-properties style:writing-mode="lr-tb"/>
    </style:style>
    <style:style style:name="gr19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54cm" fo:min-width="7.62cm"/>
      <style:paragraph-properties style:writing-mode="lr-tb"/>
    </style:style>
    <style:style style:name="gr20" style:family="graphic" style:parent-style-name="standard">
      <style:graphic-properties svg:stroke-color="#800080" draw:fill-color="#e0c2cd" draw:textarea-horizontal-align="justify" draw:textarea-vertical-align="middle" draw:auto-grow-height="false" fo:min-height="1.598cm" fo:min-width="2.396cm"/>
      <style:paragraph-properties style:writing-mode="lr-tb"/>
    </style:style>
    <style:style style:name="gr21" style:family="graphic" style:parent-style-name="objectwithoutfill">
      <style:graphic-properties draw:stroke="dash" draw:stroke-dash="Long_20_Dash" svg:stroke-color="#ff0000" draw:marker-end="Arrowheads_20_4" draw:marker-end-width="0.3cm" svg:stroke-linecap="butt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objectwithoutfill">
      <style:graphic-properties draw:marker-end="Arrowheads_20_6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27cm" fo:min-width="1.906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none" draw:textarea-vertical-align="middle"/>
    </style:style>
    <style:style style:name="gr26" style:family="graphic" style:parent-style-name="objectwithoutfill">
      <style:graphic-properties draw:marker-end="Arrowheads_20_8" draw:marker-end-width="0.3cm" draw:fill="none" draw:textarea-vertical-align="middle"/>
    </style:style>
    <style:style style:name="gr27" style:family="graphic" style:parent-style-name="objectwithoutfill">
      <style:graphic-properties draw:marker-end="Arrowheads_20_9" draw:marker-end-width="0.3cm" draw:fill="none" draw:textarea-vertical-align="middle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objectwithoutfill">
      <style:graphic-properties draw:marker-end="Arrowheads_20_11" draw:marker-end-width="0.3cm" draw:fill="none" draw:textarea-vertical-align="middle"/>
    </style:style>
    <style:style style:name="gr30" style:family="graphic" style:parent-style-name="objectwithoutfill">
      <style:graphic-properties draw:marker-end="Arrowheads_20_12" draw:marker-end-width="0.3cm" draw:fill="none" draw:textarea-vertical-align="middle"/>
    </style:style>
    <style:style style:name="gr31" style:family="graphic" style:parent-style-name="objectwithoutfill">
      <style:graphic-properties draw:marker-end="Arrowheads_20_13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objectwithoutfill">
      <style:graphic-properties draw:marker-end="Arrowheads_20_19" draw:marker-end-width="0.3cm" draw:fill="none" draw:textarea-vertical-align="middle"/>
    </style:style>
    <style:style style:name="gr38" style:family="graphic" style:parent-style-name="standard">
      <style:graphic-properties svg:stroke-color="#2a6099" draw:fill-color="#dee6ef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39" style:family="graphic" style:parent-style-name="standard">
      <style:graphic-properties svg:stroke-color="#00a933" draw:fill-color="#dde8cb" draw:textarea-horizontal-align="justify" draw:textarea-vertical-align="middle" draw:auto-grow-height="false" fo:min-height="1.27cm" fo:min-width="3.81cm"/>
      <style:paragraph-properties style:writing-mode="lr-tb"/>
    </style:style>
    <style:style style:name="gr40" style:family="graphic" style:parent-style-name="standard">
      <style:graphic-properties svg:stroke-color="#000000" draw:fill-color="#111111" draw:textarea-horizontal-align="justify" draw:textarea-vertical-align="middle" draw:auto-grow-height="false" fo:min-height="2.29cm" fo:min-width="4.58cm"/>
      <style:paragraph-properties style:writing-mode="lr-tb"/>
    </style:style>
    <style:style style:name="gr41" style:family="graphic" style:parent-style-name="standard">
      <style:graphic-properties svg:stroke-color="#000000" draw:fill-color="#111111" draw:textarea-horizontal-align="justify" draw:textarea-vertical-align="middle" draw:auto-grow-height="false" fo:min-height="2.54cm" fo:min-width="5.0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/>
    </style:style>
    <style:style style:name="P2" style:family="paragraph">
      <loext:graphic-properties draw:fill-color="#ffd7d7"/>
      <style:paragraph-properties fo:text-align="center" style:writing-mode="lr-tb"/>
      <style:text-properties style:font-name="Calibri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Calibri"/>
    </style:style>
    <style:style style:name="P6" style:family="paragraph">
      <loext:graphic-properties draw:fill-color="#dddddd" draw:opacity="50%"/>
      <style:paragraph-properties fo:text-align="start" style:writing-mode="lr-tb"/>
      <style:text-properties style:font-name="Calibri"/>
    </style:style>
    <style:style style:name="P7" style:family="paragraph">
      <style:paragraph-properties fo:text-align="start" style:writing-mode="lr-tb"/>
      <style:text-properties style:font-name="Calibri" fo:font-size="24pt"/>
    </style:style>
    <style:style style:name="P8" style:family="paragraph">
      <loext:graphic-properties draw:fill-color="#dddddd" draw:opacity="50%"/>
      <style:paragraph-properties fo:text-align="start" style:writing-mode="lr-tb"/>
      <style:text-properties style:font-name="Calibri" fo:font-size="24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style:font-name="Courier New" fo:font-size="10pt" style:font-size-asian="14pt" style:font-size-complex="14pt"/>
    </style:style>
    <style:style style:name="P12" style:family="paragraph">
      <style:paragraph-properties fo:text-align="center" style:writing-mode="lr-tb"/>
      <style:text-properties style:font-name="Courier New" fo:font-size="14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ffdbb6"/>
      <style:paragraph-properties style:writing-mode="lr-tb"/>
      <style:text-properties style:font-name="Courier New" fo:font-size="10pt"/>
    </style:style>
    <style:style style:name="P15" style:family="paragraph">
      <loext:graphic-properties draw:fill="solid" draw:fill-color="#dddddd"/>
      <style:paragraph-properties style:writing-mode="lr-tb"/>
      <style:text-properties style:font-name="Calibri" fo:font-size="12pt"/>
    </style:style>
    <style:style style:name="P16" style:family="paragraph">
      <style:paragraph-properties fo:text-align="center" style:writing-mode="lr-tb"/>
      <style:text-properties style:font-name="Courier New" fo:font-size="10pt"/>
    </style:style>
    <style:style style:name="P17" style:family="paragraph">
      <loext:graphic-properties draw:fill-color="#faa61a"/>
      <style:paragraph-properties fo:text-align="center" style:writing-mode="lr-tb"/>
      <style:text-properties style:font-name="Courier New" fo:font-size="10pt"/>
    </style:style>
    <style:style style:name="P18" style:family="paragraph">
      <loext:graphic-properties draw:fill="solid" draw:fill-color="#dedce6"/>
      <style:paragraph-properties style:writing-mode="lr-tb"/>
      <style:text-properties style:font-name="Courier New" fo:font-size="10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style:font-name="Courier New" fo:font-size="10pt"/>
    </style:style>
    <style:style style:name="P21" style:family="paragraph">
      <loext:graphic-properties draw:fill-color="#ffe994"/>
      <style:paragraph-properties fo:text-align="center"/>
      <style:text-properties style:font-name="Courier New" fo:font-size="10pt"/>
    </style:style>
    <style:style style:name="P22" style:family="paragraph">
      <loext:graphic-properties draw:fill-color="#e0c2cd"/>
      <style:paragraph-properties fo:text-align="center" style:writing-mode="lr-tb"/>
      <style:text-properties fo:font-size="18pt"/>
    </style:style>
    <style:style style:name="P23" style:family="paragraph">
      <loext:graphic-properties draw:fill-color="#f7d1d5"/>
      <style:paragraph-properties fo:text-align="center" style:writing-mode="lr-tb"/>
      <style:text-properties fo:font-size="18pt"/>
    </style:style>
    <style:style style:name="P24" style:family="paragraph">
      <style:paragraph-properties fo:text-align="center" style:writing-mode="lr-tb"/>
      <style:text-properties style:font-name="Courier New" fo:font-weight="bold"/>
    </style:style>
    <style:style style:name="P25" style:family="paragraph">
      <loext:graphic-properties draw:fill-color="#e0c2cd"/>
      <style:paragraph-properties fo:text-align="center" style:writing-mode="lr-tb"/>
      <style:text-properties style:font-name="Courier New" fo:font-weight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style:font-name="Courier New" fo:font-size="8pt" style:font-size-asian="8pt" style:font-size-complex="8pt"/>
    </style:style>
    <style:style style:name="P29" style:family="paragraph">
      <loext:graphic-properties draw:fill-color="#dee6ef" draw:opacity="50%"/>
      <style:paragraph-properties fo:text-align="start" style:writing-mode="lr-tb"/>
      <style:text-properties style:font-name="Calibri"/>
    </style:style>
    <style:style style:name="P30" style:family="paragraph">
      <style:paragraph-properties fo:text-align="center" style:writing-mode="lr-tb"/>
      <style:text-properties style:font-name="Courier New" fo:font-size="12pt" style:font-size-asian="14pt" style:font-size-complex="14pt"/>
    </style:style>
    <style:style style:name="P31" style:family="paragraph">
      <loext:graphic-properties draw:fill-color="#dde8cb"/>
      <style:paragraph-properties fo:text-align="center" style:writing-mode="lr-tb"/>
      <style:text-properties style:font-name="Courier New" fo:font-size="12pt" style:font-size-asian="14pt" style:font-size-complex="14pt"/>
    </style:style>
    <style:style style:name="P32" style:family="paragraph"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33" style:family="paragraph">
      <loext:graphic-properties draw:fill-color="#111111"/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24pt"/>
    </style:style>
    <style:style style:name="T4" style:family="text">
      <style:text-properties fo:font-size="18pt"/>
    </style:style>
    <style:style style:name="T5" style:family="text">
      <style:text-properties style:font-name="Courier New" fo:font-size="10pt" style:font-size-asian="14pt" style:font-size-complex="14pt"/>
    </style:style>
    <style:style style:name="T6" style:family="text">
      <style:text-properties style:font-name="Courier New" fo:font-size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/>
    </style:style>
    <style:style style:name="T9" style:family="text">
      <style:text-properties style:font-name="Courier New" fo:font-size="10pt"/>
    </style:style>
    <style:style style:name="T10" style:family="text">
      <style:text-properties style:font-size-asian="14pt" style:font-size-complex="14pt"/>
    </style:style>
    <style:style style:name="T11" style:family="tex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style:font-name="Calibri" fo:font-size="12pt" fo:font-style="normal" style:text-underline-style="none" style:font-size-asian="12pt" style:font-style-asian="normal" style:font-size-complex="12pt" style:font-style-complex="normal"/>
    </style:style>
    <style:style style:name="T13" style:family="text">
      <style:text-properties style:font-name="Courier New" fo:font-weight="bold"/>
    </style:style>
    <style:style style:name="T14" style:family="text">
      <style:text-properties style:font-name="Courier New" fo:font-size="8pt" style:font-size-asian="8pt" style:font-size-complex="8pt"/>
    </style:style>
    <style:style style:name="T15" style:family="text">
      <style:text-properties style:font-name="Calibri" fo:font-size="12pt" fo:font-style="italic" style:font-size-asian="12pt" style:font-size-complex="12pt"/>
    </style:style>
    <style:style style:name="T16" style:family="text">
      <style:text-properties style:font-name="Courier New" fo:font-size="12pt" style:font-size-asian="14pt" style:font-size-complex="14pt"/>
    </style:style>
    <style:style style:name="T17" style:family="text">
      <style:text-properties fo:color="#808080" loext:opacity="100%" style:font-name="Courier New" fo:font-size="12pt" fo:letter-spacing="0.06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n32_TopLEvel" draw:style-name="dp1" draw:master-page-name="Default">
        <draw:custom-shape draw:style-name="gr1" draw:text-style-name="P2" draw:layer="layout" svg:width="7.62cm" svg:height="2.54cm" svg:x="0.635cm" svg:y="0.63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7.62cm" svg:height="2.54cm" svg:x="8.255cm" svg:y="0.635cm">
          <text:p text:style-name="P3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5.24cm" svg:height="15.24cm" svg:x="27.305cm" svg:y="0.635cm">
          <text:p text:style-name="P1"><text:span text:style-name="T1">Windows Desktop Application</text:span></text:p>
          <text:p text:style-name="P5"><text:span text:style-name="T1"/></text:p>
          <text:p text:style-name="P5"><text:span text:style-name="T2">Application Instance</text:span></text:p>
          <text:p text:style-name="P5"><text:span text:style-name="T2">Process</text:span></text:p>
          <text:p text:style-name="P5"><text:span text:style-name="T2">Thread</text:span></text:p>
          <text:p text:style-name="P5"><text:span text:style-name="T2">Thread Message Queue</text:span></text:p>
          <text:p text:style-name="P5"><text:span text:style-name="T2">Application Main Window</text:span></text:p>
          <text:p text:style-name="P5"><text:span text:style-name="T2">Process Thread’s Message Queue</text:span></text:p>
          <text:p text:style-name="P5"><text:span text:style-name="T2">Dispatch Message to Window Procedure</text:span></text:p>
          <text:p text:style-name="P5"><text:span text:style-name="T2"/></text:p>
          <text:p text:style-name="P5"><text:span text:style-name="T2"/></text:p>
          <text:p text:style-name="P5"><text:span text:style-name="T2">CreateWindow() associates the Window</text:span></text:p>
          <text:p text:style-name="P5"><text:span text:style-name="T2"><text:s/></text:span><text:span text:style-name="T2">with the Window Class Name</text:span></text:p>
          <text:p text:style-name="P5"><text:span text:style-name="T2"><text:s/></text:span><text:span text:style-name="T2">and the Executable Instance</text:span></text:p>
          <text:p text:style-name="P5"><text:span text:style-name="T2"/></text:p>
          <text:p text:style-name="P5"><text:span text:style-name="T2">Messages are sent to the Window,</text:span></text:p>
          <text:p text:style-name="P5"><text:span text:style-name="T2"><text:s/></text:span><text:span text:style-name="T2">but processed by the Window Procedure</text:span></text:p>
          <text:p text:style-name="P5"><text:span text:style-name="T2">...for all 'Windows' of the same 'Window Class'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HINSTANCE hInstance</text:span></text:p>
          <text:p text:style-name="P5"><text:span text:style-name="T2">HWND hWnd</text:span></text:p>
          <text:p text:style-name="P5"><text:span text:style-name="T2">szWindowClass</text:span></text:p>
          <text:p text:style-name="P5"><text:span text:style-name="T2"/></text:p>
          <text:p text:style-name="P5"><text:span text:style-name="T2">…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7.62cm" svg:x="1.899cm" svg:y="14.605cm">
          <text:p text:style-name="P7"><text:span text:style-name="T3">Win32 GDI</text:span></text:p>
          <text:p text:style-name="P7"><text:span text:style-name="T3">Graphics Device Interface</text:span></text:p>
          <text:p text:style-name="P7"><text:span text:style-name="T3"/></text:p>
          <text:p text:style-name="P7"><text:span text:style-name="T2">BitBlt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62cm" svg:height="2.54cm" svg:x="1.899cm" svg:y="9.525cm">
          <text:p text:style-name="P9"><text:span text:style-name="T4">Device Context (D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5.08cm" svg:height="1.27cm" svg:x="10.795cm" svg:y="12.065cm">
          <text:p text:style-name="P11"><text:span text:style-name="T5">Create DIB Section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62cm" svg:height="1.27cm" svg:x="1.899cm" svg:y="12.065cm">
          <text:p text:style-name="P9"><text:span text:style-name="T4">Src 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5.08cm" svg:height="2.54cm" svg:x="10.795cm" svg:y="9.52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12.7cm" svg:height="8.89cm" svg:x="14.605cm" svg:y="17.145cm">
          <draw:text-box>
            <text:p text:style-name="P13"><text:span text:style-name="T7">HBITMAP g_hBitmap;</text:span></text:p>
            <text:p text:style-name="P13"><text:span text:style-name="T7"/></text:p>
            <text:p text:style-name="P13"><text:span text:style-name="T7">LoadFile(szBmpFileName, &amp;paBmpFileData, &amp;cbBmpFileData);</text:span></text:p>
          </draw:text-box>
        </draw:frame>
        <draw:frame draw:style-name="gr10" draw:text-style-name="P15" draw:layer="layout" svg:width="5.08cm" svg:height="2.54cm" svg:x="14.605cm" svg:y="14.605cm">
          <draw:text-box>
            <text:p><text:span text:style-name="T8">NOTE:</text:span></text:p>
            <text:p><text:span text:style-name="T8">Manually create HBITMAP of DIB, populated with data from file</text:span></text:p>
          </draw:text-box>
        </draw:frame>
        <draw:custom-shape draw:style-name="gr11" draw:text-style-name="P17" draw:layer="layout" svg:width="5.08cm" svg:height="1.27cm" svg:x="10.795cm" svg:y="13.33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8" draw:layer="layout" svg:width="8.89cm" svg:height="6.668cm" svg:x="28.575cm" svg:y="17.144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  <text:p><text:span text:style-name="T9">? "Event-Driven" ?</text:span></text:p>
            <text:p><text:span text:style-name="T9">? Architecture, Paradigm, Pattern, Approach, Style, ... ?</text:span></text:p>
            <text:p><text:span text:style-name="T9"/></text:p>
            <text:p><text:span text:style-name="T9"/></text:p>
          </draw:text-box>
        </draw:frame>
        <draw:custom-shape draw:style-name="gr13" draw:text-style-name="P19" draw:layer="layout" svg:width="5.08cm" svg:height="2.54cm" svg:x="17.145cm" svg:y="6.032cm">
          <text:p text:style-name="P19">Display / Draw / Render / Pai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</draw:page>
      <draw:page draw:name="page2" draw:style-name="dp1" draw:master-page-name="Default">
        <draw:custom-shape draw:style-name="gr14" draw:text-style-name="P17" draw:layer="layout" svg:width="5.08cm" svg:height="1.27cm" svg:x="12.065cm" svg:y="6.985cm">
          <text:p text:style-name="P16">_unit_stack_cou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1" draw:layer="layout" svg:width="5.08cm" svg:height="1.27cm" svg:x="10.796cm" svg:y="12.066cm">
          <text:p text:style-name="P11"><text:span text:style-name="T10">Get_Stack_Mov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5.08cm" svg:height="1.27cm" svg:x="12.065cm" svg:y="5.715cm">
          <text:p text:style-name="P16">_unit_stack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draw:layer="layout" svg:width="11.43cm" svg:height="7.62cm" svg:x="31.091cm" svg:y="19.685cm">
          <text:p text:style-name="P7"><text:span text:style-name="T3">Units / Unit Stack</text:span></text:p>
          <text:p text:style-name="P7"><text:span text:style-name="T3"/></text:p>
          <text:p text:style-name="P7"><text:span text:style-name="T2"/></text:p>
          <text:p text:style-name="P7"><text:span text:style-name="T2">_unit_stack</text:span></text:p>
          <text:p text:style-name="P7"><text:span text:style-name="T11">_</text:span><text:span text:style-name="T12">unit</text:span><text:span text:style-name="T11">_</text:span><text:span text:style-name="T2">stack_count</text:span></text:p>
          <text:p text:style-name="P7"><text:span text:style-name="T2"/></text:p>
          <text:p text:style-name="P7"><text:span text:style-name="T2">InitInstance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5.08cm" svg:height="2.54cm" svg:x="19.685cm" svg:y="4.445cm">
          <text:p text:style-name="P20">_UNI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21" draw:layer="layout" svg:width="5.08cm" svg:height="2.54cm" svg:x="19.685cm" svg:y="6.985cm">
          <text:p text:style-name="P20">unit_type_tab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1" draw:layer="layout" svg:width="5.08cm" svg:height="1.27cm" svg:x="15.875cm" svg:y="14.605cm">
          <text:p text:style-name="P11"><text:span text:style-name="T10">UNIT_HasWindWalk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5.08cm" svg:height="1.27cm" svg:x="20.955cm" svg:y="15.875cm">
          <text:p text:style-name="P16">Unit - Enchantment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7" draw:layer="layout" svg:width="5.08cm" svg:height="1.27cm" svg:x="20.955cm" svg:y="14.605cm">
          <text:p text:style-name="P16">Unit Type - Abiliti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7" draw:layer="layout" svg:width="5.08cm" svg:height="1.27cm" svg:x="15.875cm" svg:y="13.335cm">
          <text:p text:style-name="P16">Unit Type - Transpo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rogram_Loop" draw:style-name="dp1" draw:master-page-name="Default">
        <draw:custom-shape draw:style-name="gr4" draw:text-style-name="P8" draw:layer="layout" svg:width="11.43cm" svg:height="7.62cm" svg:x="31.097cm" svg:y="19.685cm">
          <text:p text:style-name="P7"><text:span text:style-name="T3">Windows Desktop Application</text:span></text:p>
          <text:p text:style-name="P7"><text:span text:style-name="T3"/></text:p>
          <text:p text:style-name="P7"><text:span text:style-name="T2"/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17" draw:text-style-name="P22" xml:id="id3" draw:id="id3" draw:layer="layout" svg:width="7.62cm" svg:height="2.54cm" svg:x="1.905cm" svg:y="1.905cm">
          <text:p text:style-name="P9"><text:span text:style-name="T4">Application 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3.81cm" svg:height="1.27cm" svg:x="37.465cm" svg:y="1.905cm">
          <text:p text:style-name="P11"><text:span text:style-name="T5">Get_Inpu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81cm" svg:height="1.27cm" svg:x="37.465cm" svg:y="3.175cm">
          <text:p text:style-name="P11"><text:span text:style-name="T5">Update_St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81cm" svg:height="1.27cm" svg:x="37.465cm" svg:y="4.445cm">
          <text:p text:style-name="P11"><text:span text:style-name="T5">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7.62cm" svg:height="2.54cm" svg:x="1.905cm" svg:y="6.985cm">
          <text:p text:style-name="P9"><text:span text:style-name="T4">Windows Event</text:span></text:p>
          <text:p text:style-name="P9"><text:span text:style-name="T4">Message 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5" xml:id="id1" draw:id="id1" draw:layer="layout" svg:width="3.81cm" svg:height="2.54cm" svg:x="3.175cm" svg:y="10.795cm">
          <text:p text:style-name="P24"><text:span text:style-name="T13">MS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2" xml:id="id2" draw:id="id2" draw:layer="layout" svg:width="5.08cm" svg:height="2.54cm" svg:x="12.065cm" svg:y="3.17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26" draw:layer="layout" draw:type="curve" svg:x1="6.985cm" svg:y1="12.065cm" svg:x2="12.065cm" svg:y2="4.445cm" draw:start-shape="id1" draw:start-glue-point="7" draw:end-shape="id2" draw:end-glue-point="5" svg:d="M6985 12065c3811 0 1272-7620 5080-7620" svg:viewBox="0 0 5081 7621">
          <text:p/>
        </draw:connector>
        <draw:custom-shape draw:style-name="gr11" draw:text-style-name="P17" xml:id="id4" draw:id="id4" draw:layer="layout" svg:width="5.08cm" svg:height="1.27cm" svg:x="13.335cm" svg:y="8.255cm">
          <text:p text:style-name="P16"><text:span text:style-name="T9">current_scree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2" draw:text-style-name="P27" draw:layer="layout" draw:type="curve" svg:x1="5.715cm" svg:y1="4.445cm" svg:x2="13.335cm" svg:y2="8.89cm" draw:start-shape="id3" draw:start-glue-point="6" draw:end-shape="id4" draw:end-glue-point="5" svg:d="M5715 4445c0 2964 2540 4445 7620 4445" svg:viewBox="0 0 7621 4446">
          <text:p/>
        </draw:connector>
        <draw:custom-shape draw:style-name="gr8" draw:text-style-name="P12" xml:id="id5" draw:id="id5" draw:layer="layout" svg:width="5.08cm" svg:height="2.54cm" svg:x="14.605cm" svg:y="10.795cm">
          <text:p text:style-name="P12"><text:span text:style-name="T6">Screen Contro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3" draw:text-style-name="P26" draw:layer="layout" draw:type="curve" svg:x1="15.875cm" svg:y1="9.45cm" svg:x2="17.145cm" svg:y2="10.795cm" draw:start-shape="id4" draw:start-glue-point="6" draw:end-shape="id5" draw:end-glue-point="4" svg:d="M15875 9450c0 1066 1270 394 1270 1345" svg:viewBox="0 0 1271 1346">
          <text:p/>
        </draw:connector>
        <draw:custom-shape draw:style-name="gr24" draw:text-style-name="P12" xml:id="id6" draw:id="id6" draw:layer="layout" svg:width="3.81cm" svg:height="2.54cm" svg:x="16.51cm" svg:y="14.605cm">
          <text:p text:style-name="P12"><text:span text:style-name="T6">switch</text:span></text:p>
          <text:p text:style-name="P12"><text:span text:style-name="T6">scree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26" draw:layer="layout" draw:type="curve" svg:x1="17.145cm" svg:y1="13.335cm" svg:x2="18.415cm" svg:y2="14.605cm" draw:start-shape="id5" draw:start-glue-point="6" draw:end-shape="id6" draw:end-glue-point="4" svg:d="M17145 13335c0 954 1270 319 1270 1270" svg:viewBox="0 0 1271 1271">
          <text:p/>
        </draw:connector>
        <draw:custom-shape draw:style-name="gr8" draw:text-style-name="P12" xml:id="id7" draw:id="id7" draw:layer="layout" svg:width="5.08cm" svg:height="2.54cm" svg:x="17.145cm" svg:y="18.732cm">
          <text:p text:style-name="P12"><text:span text:style-name="T6">Do/Draw Scree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6" draw:text-style-name="P26" draw:layer="layout" draw:type="curve" svg:x1="18.415cm" svg:y1="17.145cm" svg:x2="19.685cm" svg:y2="18.732cm" draw:start-shape="id6" draw:start-glue-point="6" draw:end-shape="id7" draw:end-glue-point="4" svg:d="M18415 17145c0 1191 1270 398 1270 1587" svg:viewBox="0 0 1271 1588">
          <text:p/>
        </draw:connector>
        <draw:custom-shape draw:style-name="gr8" draw:text-style-name="P12" xml:id="id8" draw:id="id8" draw:layer="layout" svg:width="5.08cm" svg:height="2.54cm" svg:x="8.255cm" svg:y="14.605cm">
          <text:p text:style-name="P12"><text:span text:style-name="T6">Process Inpu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26" draw:layer="layout" draw:type="curve" svg:x1="14.605cm" svg:y1="5.715cm" svg:x2="10.795cm" svg:y2="14.605cm" draw:start-shape="id2" draw:start-glue-point="6" draw:end-shape="id8" draw:end-glue-point="4" svg:d="M14605 5715c0 6669-3810 2224-3810 8890" svg:viewBox="0 0 3811 8891">
          <text:p/>
        </draw:connector>
        <draw:connector draw:style-name="gr28" draw:text-style-name="P26" draw:layer="layout" draw:type="curve" svg:x1="13.335cm" svg:y1="15.875cm" svg:x2="13.335cm" svg:y2="8.89cm" draw:start-shape="id8" draw:start-glue-point="7" draw:end-shape="id4" draw:end-glue-point="5" svg:d="M13335 15875c753 0 503-3809 1-3809-501 0-752-3176-1-3176" svg:viewBox="0 0 951 6986">
          <text:p/>
        </draw:connector>
        <draw:frame draw:style-name="gr9" draw:text-style-name="P14" draw:layer="layout" svg:width="8.89cm" svg:height="6.668cm" svg:x="32.385cm" svg:y="11.747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</draw:text-box>
        </draw:frame>
      </draw:page>
      <draw:page draw:name="WDA_Game" draw:style-name="dp1" draw:master-page-name="Default">
        <draw:custom-shape draw:style-name="gr4" draw:text-style-name="P8" draw:layer="layout" svg:width="11.43cm" svg:height="7.62cm" svg:x="31.097cm" svg:y="19.685cm">
          <text:p text:style-name="P7"><text:span text:style-name="T3">Windows Desktop Application</text:span></text:p>
          <text:p text:style-name="P7"><text:span text:style-name="T3"/></text:p>
          <text:p text:style-name="P7"><text:span text:style-name="T2"/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1.905cm" svg:y="3.175cm">
          <text:p text:style-name="P12"><text:span text:style-name="T6">Entry-Point:</text:span></text:p>
          <text:p text:style-name="P12"><text:span text:style-name="T6">WinMai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3.175cm" svg:y="5.715cm">
          <text:p text:style-name="P12"><text:span text:style-name="T6">Initialize</text:span></text:p>
          <text:p text:style-name="P12"><text:span text:style-name="T6">App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6cm" svg:y="0.636cm">
          <text:p text:style-name="P12"><text:span text:style-name="T6">WDA.EX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8.255cm">
          <text:p text:style-name="P12"><text:span text:style-name="T6">RegisterClass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10.795cm">
          <text:p text:style-name="P12"><text:span text:style-name="T6">Create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13.335cm">
          <text:p text:style-name="P12"><text:span text:style-name="T6">Show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15.875cm">
          <text:p text:style-name="P12"><text:span text:style-name="T6">Update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1" draw:layer="layout" svg:width="3.81cm" svg:height="1.27cm" svg:x="26.035cm" svg:y="4.446cm">
          <text:p text:style-name="P11"><text:span text:style-name="T5">CreateWindow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4.765cm" svg:y="3.176cm">
          <text:p text:style-name="P11"><text:span text:style-name="T5">Win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6.035cm" svg:y="5.716cm">
          <text:p text:style-name="P11"><text:span text:style-name="T5">MyRegisterCla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81cm" svg:height="1.27cm" svg:x="26.035cm" svg:y="6.986cm">
          <text:p text:style-name="P11"><text:span text:style-name="T5">InitInstance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6.035cm" svg:y="8.256cm">
          <text:p text:style-name="P11"><text:span text:style-name="T5">LoadAccelerators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7.305cm" svg:y="10.161cm">
          <text:p text:style-name="P11"><text:span text:style-name="T5">GetMess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81cm" svg:height="1.27cm" svg:x="28.575cm" svg:y="12.066cm">
          <text:p text:style-name="P11"><text:span text:style-name="T5">TranslateAccelerator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8.575cm" svg:y="13.653cm">
          <text:p text:style-name="P11"><text:span text:style-name="T5">TranslateMessage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8.575cm" svg:y="14.923cm">
          <text:p text:style-name="P11"><text:span text:style-name="T5">DispatchMessage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31.115cm" svg:y="10.161cm">
          <text:p text:style-name="P11"><text:span text:style-name="T5">PeekMessag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08cm" svg:height="1.27cm" svg:x="13.336cm" svg:y="8.256cm">
          <text:p text:style-name="P16"><text:span text:style-name="T9">current_scree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7.62cm" svg:height="2.54cm" svg:x="13.335cm" svg:y="4.445cm">
          <text:p text:style-name="P9"><text:span text:style-name="T4">Main Game 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Default">
        <draw:custom-shape draw:style-name="gr4" draw:text-style-name="P8" draw:layer="layout" svg:width="11.43cm" svg:height="7.62cm" svg:x="31.097cm" svg:y="19.685cm">
          <text:p text:style-name="P7"><text:span text:style-name="T3">Windows Desktop Application</text:span></text:p>
          <text:p text:style-name="P7"><text:span text:style-name="T3"/></text:p>
          <text:p text:style-name="P7"><text:span text:style-name="T2"/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xml:id="id9" draw:id="id9" draw:layer="layout" svg:width="5.08cm" svg:height="2.54cm" svg:x="1.905cm" svg:y="3.175cm">
          <text:p text:style-name="P12"><text:span text:style-name="T6">Entry-Point:</text:span></text:p>
          <text:p text:style-name="P12"><text:span text:style-name="T6">WinMai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3.175cm" svg:y="5.715cm">
          <text:p text:style-name="P12"><text:span text:style-name="T6">Initialize</text:span></text:p>
          <text:p text:style-name="P12"><text:span text:style-name="T6">App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6cm" svg:y="0.636cm">
          <text:p text:style-name="P12"><text:span text:style-name="T6">WDA.EX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8.255cm">
          <text:p text:style-name="P12"><text:span text:style-name="T6">RegisterClass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xml:id="id13" draw:id="id13" draw:layer="layout" svg:width="5.08cm" svg:height="2.54cm" svg:x="4.445cm" svg:y="10.795cm">
          <text:p text:style-name="P12"><text:span text:style-name="T6">Create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xml:id="id14" draw:id="id14" draw:layer="layout" svg:width="5.08cm" svg:height="2.54cm" svg:x="4.445cm" svg:y="13.335cm">
          <text:p text:style-name="P12"><text:span text:style-name="T6">Show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xml:id="id16" draw:id="id16" draw:layer="layout" svg:width="5.08cm" svg:height="2.54cm" svg:x="4.445cm" svg:y="15.875cm">
          <text:p text:style-name="P12"><text:span text:style-name="T6">Update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1" draw:layer="layout" svg:width="3.81cm" svg:height="1.27cm" svg:x="26.035cm" svg:y="4.446cm">
          <text:p text:style-name="P11"><text:span text:style-name="T5">CreateWindow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4.765cm" svg:y="3.176cm">
          <text:p text:style-name="P11"><text:span text:style-name="T5">Win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6.035cm" svg:y="5.716cm">
          <text:p text:style-name="P11"><text:span text:style-name="T5">MyRegisterCla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81cm" svg:height="1.27cm" svg:x="26.035cm" svg:y="6.986cm">
          <text:p text:style-name="P11"><text:span text:style-name="T5">InitInstance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6.035cm" svg:y="8.256cm">
          <text:p text:style-name="P11"><text:span text:style-name="T5">LoadAccelerators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7.305cm" svg:y="10.161cm">
          <text:p text:style-name="P11"><text:span text:style-name="T5">GetMess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81cm" svg:height="1.27cm" svg:x="28.575cm" svg:y="12.066cm">
          <text:p text:style-name="P11"><text:span text:style-name="T5">TranslateAccelerator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8.575cm" svg:y="13.653cm">
          <text:p text:style-name="P11"><text:span text:style-name="T5">TranslateMessage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28.575cm" svg:y="14.923cm">
          <text:p text:style-name="P11"><text:span text:style-name="T5">DispatchMessage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31.115cm" svg:y="10.161cm">
          <text:p text:style-name="P11"><text:span text:style-name="T5">PeekMessag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xml:id="id10" draw:id="id10" draw:layer="layout" svg:width="5.08cm" svg:height="1.27cm" svg:x="13.335cm" svg:y="4.445cm">
          <text:p text:style-name="P16"><text:span text:style-name="T9">hInstan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draw:layer="layout" svg:width="5.08cm" svg:height="1.27cm" svg:x="20.955cm" svg:y="22.225cm">
          <text:p text:style-name="P16"><text:span text:style-name="T9">current_scree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xml:id="id11" draw:id="id11" draw:layer="layout" svg:width="5.08cm" svg:height="1.27cm" svg:x="13.335cm" svg:y="5.715cm">
          <text:p text:style-name="P16"><text:span text:style-name="T9">lpCmdLin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xml:id="id12" draw:id="id12" draw:layer="layout" svg:width="5.08cm" svg:height="1.27cm" svg:x="13.335cm" svg:y="6.985cm">
          <text:p text:style-name="P16"><text:span text:style-name="T9">nShowCm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9" draw:text-style-name="P26" draw:layer="layout" draw:type="curve" svg:x1="6.985cm" svg:y1="4.445cm" svg:x2="13.335cm" svg:y2="5.08cm" draw:start-shape="id9" draw:start-glue-point="7" draw:end-shape="id10" draw:end-glue-point="5" svg:d="M6985 4445c4764 0 1589 635 6350 635" svg:viewBox="0 0 6351 636">
          <text:p/>
        </draw:connector>
        <draw:connector draw:style-name="gr30" draw:text-style-name="P26" draw:layer="layout" draw:type="curve" svg:x1="6.985cm" svg:y1="4.445cm" svg:x2="13.335cm" svg:y2="6.35cm" draw:start-shape="id9" draw:start-glue-point="7" draw:end-shape="id11" draw:end-glue-point="5" svg:d="M6985 4445c4764 0 1589 1905 6350 1905" svg:viewBox="0 0 6351 1906">
          <text:p/>
        </draw:connector>
        <draw:connector draw:style-name="gr31" draw:text-style-name="P26" draw:layer="layout" draw:type="curve" svg:x1="6.985cm" svg:y1="4.445cm" svg:x2="13.335cm" svg:y2="7.62cm" draw:start-shape="id9" draw:start-glue-point="7" draw:end-shape="id12" draw:end-glue-point="5" svg:d="M6985 4445c4764 0 1589 3175 6350 3175" svg:viewBox="0 0 6351 3176">
          <text:p/>
        </draw:connector>
        <draw:connector draw:style-name="gr32" draw:text-style-name="P26" draw:layer="layout" draw:type="curve" svg:x1="18.415cm" svg:y1="5.08cm" svg:x2="4.445cm" svg:y2="12.065cm" draw:start-shape="id10" draw:start-glue-point="7" draw:end-shape="id13" draw:end-glue-point="5" svg:d="M18415 5080c753 0 503 3176-6984 3176-7486 0-7737 3809-6986 3809" svg:viewBox="0 0 14540 6986">
          <text:p/>
        </draw:connector>
        <draw:connector draw:style-name="gr33" draw:text-style-name="P26" draw:layer="layout" draw:type="curve" svg:x1="18.415cm" svg:y1="7.62cm" svg:x2="4.445cm" svg:y2="14.605cm" draw:start-shape="id12" draw:start-glue-point="7" draw:end-shape="id14" draw:end-glue-point="5" svg:d="M18415 7620c753 0 503 3176-6984 3176-7486 0-7737 3809-6986 3809" svg:viewBox="0 0 14540 6986">
          <text:p/>
        </draw:connector>
        <draw:custom-shape draw:style-name="gr11" draw:text-style-name="P17" xml:id="id18" draw:id="id18" draw:layer="layout" svg:width="5.08cm" svg:height="1.27cm" svg:x="17.145cm" svg:y="15.875cm">
          <text:p text:style-name="P16"><text:span text:style-name="T9">hDeviceConte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xml:id="id15" draw:id="id15" draw:layer="layout" svg:width="5.08cm" svg:height="1.27cm" svg:x="13.335cm" svg:y="13.335cm">
          <text:p text:style-name="P16"><text:span text:style-name="T9">hWindow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4" draw:text-style-name="P26" draw:layer="layout" draw:type="curve" svg:x1="9.525cm" svg:y1="12.065cm" svg:x2="13.335cm" svg:y2="13.97cm" draw:start-shape="id13" draw:start-glue-point="7" draw:end-shape="id15" draw:end-glue-point="5" svg:d="M9525 12065c2859 0 954 1905 3810 1905" svg:viewBox="0 0 3811 1906">
          <text:p/>
        </draw:connector>
        <draw:connector draw:style-name="gr35" draw:text-style-name="P26" draw:layer="layout" draw:type="curve" svg:x1="18.415cm" svg:y1="13.97cm" svg:x2="4.445cm" svg:y2="14.605cm" draw:start-shape="id15" draw:start-glue-point="7" draw:end-shape="id14" draw:end-glue-point="5" svg:d="M18415 13970c753 0 503-1136-6984-1136-7486 0-7737 1771-6986 1771" svg:viewBox="0 0 14540 1772">
          <text:p/>
        </draw:connector>
        <draw:custom-shape draw:style-name="gr11" draw:text-style-name="P17" draw:layer="layout" svg:width="5.08cm" svg:height="1.27cm" svg:x="36.195cm" svg:y="1.90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6" draw:text-style-name="P26" draw:layer="layout" draw:type="curve" svg:x1="18.415cm" svg:y1="13.97cm" svg:x2="4.445cm" svg:y2="17.145cm" draw:start-shape="id15" draw:start-glue-point="7" draw:end-shape="id16" draw:end-glue-point="5" svg:d="M18415 13970c753 0 503 1271-6984 1271-7486 0-7737 1904-6986 1904" svg:viewBox="0 0 14540 3176">
          <text:p/>
        </draw:connector>
        <draw:custom-shape draw:style-name="gr18" draw:text-style-name="P11" xml:id="id17" draw:id="id17" draw:layer="layout" svg:width="3.81cm" svg:height="1.27cm" svg:x="22.225cm" svg:y="17.145cm">
          <text:p text:style-name="P11"><text:span text:style-name="T5">GetD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08cm" svg:height="1.27cm" svg:x="20.955cm" svg:y="20.955cm">
          <text:p text:style-name="P16"><text:span text:style-name="T9">g_State_Ru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7" draw:text-style-name="P26" draw:layer="layout" draw:type="curve" svg:x1="26.035cm" svg:y1="17.78cm" svg:x2="17.145cm" svg:y2="16.51cm" draw:start-shape="id17" draw:start-glue-point="1" draw:end-shape="id18" draw:end-glue-point="5" svg:d="M26035 17780c751 0 501 1136-4445 1136s-5196-2406-4445-2406" svg:viewBox="0 0 9527 2407">
          <text:p/>
        </draw:connector>
        <draw:custom-shape draw:style-name="gr8" draw:text-style-name="P12" draw:layer="layout" svg:width="5.08cm" svg:height="2.54cm" svg:x="10.795cm" svg:y="22.225cm">
          <text:p text:style-name="P12"><text:span text:style-name="T6">Copy_VBB_To_GBB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Input" draw:style-name="dp1" draw:master-page-name="Default">
        <draw:custom-shape draw:style-name="gr8" draw:text-style-name="P12" draw:layer="layout" svg:width="5.08cm" svg:height="2.54cm" svg:x="3.175cm" svg:y="3.175cm">
          <text:p text:style-name="P12"><text:span text:style-name="T6">Poll</text:span></text:p>
          <text:p text:style-name="P12"><text:span text:style-name="T6">Windows</text:span></text:p>
          <text:p text:style-name="P12"><text:span text:style-name="T6">Event</text:span></text:p>
          <text:p text:style-name="P12"><text:span text:style-name="T6">Messag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2" draw:layer="layout" svg:width="3.81cm" svg:height="2.54cm" svg:x="6.032cm" svg:y="15.875cm">
          <text:p text:style-name="P12"><text:span text:style-name="T6">switch</text:span></text:p>
          <text:p text:style-name="P12"><text:span text:style-name="T6">scree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28" draw:layer="layout" svg:width="3.81cm" svg:height="2.54cm" svg:x="6.35cm" svg:y="6.985cm">
          <text:p text:style-name="P28"><text:span text:style-name="T14">WM_</text:span></text:p>
          <text:p text:style-name="P28"><text:span text:style-name="T14">SYSKEY / KEY</text:span></text:p>
          <text:p text:style-name="P28"><text:span text:style-name="T14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7" draw:layer="layout" svg:width="5.08cm" svg:height="1.27cm" svg:x="12.065cm" svg:y="8.255cm">
          <text:p text:style-name="P16"><text:span text:style-name="T9">key_pressed = ST_TRU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1" draw:layer="layout" svg:width="3.81cm" svg:height="1.27cm" svg:x="19.685cm" svg:y="6.985cm">
          <text:p text:style-name="P11"><text:span text:style-name="T5">Keyboard_Status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BitBlt" draw:style-name="dp1" draw:master-page-name="Default">
        <draw:custom-shape draw:style-name="gr38" draw:text-style-name="P29" draw:layer="layout" svg:width="11.43cm" svg:height="7.62cm" svg:x="31.091cm" svg:y="19.685cm">
          <text:p text:style-name="P5"><text:span text:style-name="T1">Map of Bits</text:span></text:p>
          <text:p text:style-name="P5"><text:span text:style-name="T1"/></text:p>
          <text:p text:style-name="P5"><text:span text:style-name="T2">BitBlt() requires a BITMAP</text:span></text:p>
          <text:p text:style-name="P5"><text:span text:style-name="T2"/></text:p>
          <text:p text:style-name="P5"><text:span text:style-name="T2">Source DC &amp; Destination DC</text:span></text:p>
          <text:p text:style-name="P5"><text:span text:style-name="T2">Source DC is a Memory DC</text:span></text:p>
          <text:p text:style-name="P5"><text:span text:style-name="T2">Destination DC is a Window DC</text:span></text:p>
          <text:p text:style-name="P5"><text:span text:style-name="T2">¿ DC </text:span><text:span text:style-name="T15">type</text:span><text:span text:style-name="T2"> ?</text:span></text:p>
          <text:p text:style-name="P5"><text:span text:style-name="T2"/></text:p>
          <text:p text:style-name="P5"><text:span text:style-name="T2">Need a DC</text:span></text:p>
          <text:p text:style-name="P5"><text:span text:style-name="T2">Need a DIB</text:span></text:p>
          <text:p text:style-name="P5"><text:span text:style-name="T2">SelectObject()</text:span></text:p>
          <text:p text:style-name="P5"><text:span text:style-name="T2"/></text:p>
          <text:p text:style-name="P5"><text:span text:style-name="T2">SrcDC, DstDC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8" draw:text-style-name="P30" draw:layer="layout" svg:width="3.81cm" svg:height="1.27cm" svg:x="1.905cm" svg:y="1.905cm">
          <text:p text:style-name="P30"><text:span text:style-name="T16">BitBlt()</text:span></text:p>
          <draw:enhanced-geometry svg:viewBox="0 0 21600 21600" draw:type="rectangle" draw:enhanced-path="M 0 0 L 21600 0 21600 21600 0 21600 0 0 Z N"/>
        </draw:custom-shape>
        <draw:custom-shape draw:style-name="gr39" draw:text-style-name="P31" draw:layer="layout" svg:width="3.81cm" svg:height="1.27cm" svg:x="12.065cm" svg:y="1.905cm">
          <text:p text:style-name="P30"><text:span text:style-name="T16">BitBlt()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5.08cm" svg:height="2.54cm" svg:x="22.225cm" svg:y="5.715cm">
          <text:p text:style-name="P32"><text:span text:style-name="T17">BI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3" draw:layer="layout" svg:width="5.08cm" svg:height="2.54cm" svg:x="22.225cm" svg:y="8.255cm">
          <text:p text:style-name="P32"><text:span text:style-name="T17">BITMAPINFO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3" draw:layer="layout" svg:width="5.08cm" svg:height="2.54cm" svg:x="22.225cm" svg:y="10.795cm">
          <text:p text:style-name="P32"><text:span text:style-name="T17">BITMAPFILE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3" draw:layer="layout" svg:width="5.08cm" svg:height="2.54cm" svg:x="22.225cm" svg:y="13.335cm">
          <text:p text:style-name="P32"><text:span text:style-name="T17">RGBQU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3" draw:layer="layout" svg:width="5.08cm" svg:height="2.54cm" svg:x="28.575cm" svg:y="8.255cm">
          <text:p text:style-name="P32"><text:span text:style-name="T17">BITMAP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0" draw:layer="layout" svg:width="3.81cm" svg:height="1.27cm" svg:x="1.905cm" svg:y="4.445cm">
          <text:p text:style-name="P30"><text:span text:style-name="T16">StrechDIBits()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3.81cm" svg:height="2.54cm" svg:x="34.925cm" svg:y="8.255cm">
          <draw:text-box>
            <text:p><text:span text:style-name="T8">BITMAPINFO is a</text:span></text:p>
            <text:p><text:span text:style-name="T8">BITMAPINFOHEADER</text:span></text:p>
            <text:p><text:span text:style-name="T8">and the pixel data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Courier New" svg:font-family="'Courier New'" style:font-family-generic="modern" style:font-pitch="fixed"/>
    <style:font-face style:name="Arial1" svg:font-family="Arial" style:font-pitch="variable"/>
    <style:font-face style:name="Cascadia Mono1" svg:font-family="'Cascadia Mono'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10:02:12.902000000</meta:creation-date>
    <dc:title>ProgramFlow</dc:title>
    <meta:editing-duration>P5DT11H43M36S</meta:editing-duration>
    <meta:editing-cycles>60</meta:editing-cycles>
    <meta:generator>LibreOffice/7.0.5.2$Windows_X86_64 LibreOffice_project/64390860c6cd0aca4beafafcfd84613dd9dfb63a</meta:generator>
    <dc:date>2023-06-19T09:10:05.895000000</dc:date>
    <meta:document-statistic meta:object-count="116"/>
    <meta:template xlink:type="simple" xlink:actuate="onRequest" xlink:title="ProgramFlow" xlink:href="../../../../Users/jbalcomb/AppData/Roaming/LibreOffice/4/user/template/ProgramFlow.otg" meta:date="2022-07-29T10:02:12.436000000"/>
  </office:meta>
</office:document-meta>
</file>